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14pt" fo:font-style="normal" fo:font-weight="normal" officeooo:rsid="0014f509" officeooo:paragraph-rsid="0014f509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4pt" fo:font-style="normal" fo:font-weight="normal" officeooo:rsid="0014f509" officeooo:paragraph-rsid="0014f509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509" officeooo:paragraph-rsid="0014f509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14f97f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1575d9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15d446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1764a3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1d1047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1faa26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2176c9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21c388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21cedc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232361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1575d9" officeooo:paragraph-rsid="001575d9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15d446" officeooo:paragraph-rsid="001faa26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15d446" officeooo:paragraph-rsid="00232361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15d446" officeooo:paragraph-rsid="0015d446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1b5a85" officeooo:paragraph-rsid="001b5a85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2176c9" officeooo:paragraph-rsid="002176c9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2176c9" officeooo:paragraph-rsid="0021c388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2176c9" officeooo:paragraph-rsid="0021cedc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21cedc" officeooo:paragraph-rsid="0021cedc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21cedc" officeooo:paragraph-rsid="00232361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232361" officeooo:paragraph-rsid="00232361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ce181e" fo:font-size="16pt" fo:language="it" fo:country="IT" fo:font-style="normal" fo:font-weight="bold" officeooo:rsid="0014f509" officeooo:paragraph-rsid="0014f509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14f97f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14f97f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1575d9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15d446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1764a3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1d1047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1faa26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2176c9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21c388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21cedc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232361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1d1047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1faa26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fo:font-size="14pt" fo:language="it" fo:country="IT" fo:font-style="normal" fo:font-weight="normal" officeooo:rsid="0014f97f" officeooo:paragraph-rsid="0021cedc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1575d9" officeooo:paragraph-rsid="001575d9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15d446" officeooo:paragraph-rsid="001add3f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15d446" officeooo:paragraph-rsid="001d1047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15d446" officeooo:paragraph-rsid="001faa26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15d446" officeooo:paragraph-rsid="002176c9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15d446" officeooo:paragraph-rsid="0021c388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15d446" officeooo:paragraph-rsid="0021cedc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15d446" officeooo:paragraph-rsid="00232361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2176c9" officeooo:paragraph-rsid="002176c9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2176c9" officeooo:paragraph-rsid="0021c388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2176c9" officeooo:paragraph-rsid="0021cedc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2176c9" officeooo:paragraph-rsid="00232361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21c388" officeooo:paragraph-rsid="0021cedc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21cedc" officeooo:paragraph-rsid="0021cedc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21cedc" officeooo:paragraph-rsid="00232361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style:use-window-font-color="true" fo:font-size="14pt" fo:language="it" fo:country="IT" fo:font-style="normal" fo:font-weight="normal" officeooo:rsid="00232361" officeooo:paragraph-rsid="00232361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2416b0" style:font-size-asian="18pt" style:font-size-complex="18pt"/>
    </style:style>
    <style:style style:name="T3" style:family="text">
      <style:text-properties officeooo:rsid="0014f97f"/>
    </style:style>
    <style:style style:name="T4" style:family="text">
      <style:text-properties officeooo:rsid="001575d9"/>
    </style:style>
    <style:style style:name="T5" style:family="text">
      <style:text-properties officeooo:rsid="0015d446"/>
    </style:style>
    <style:style style:name="T6" style:family="text">
      <style:text-properties officeooo:rsid="00174923"/>
    </style:style>
    <style:style style:name="T7" style:family="text">
      <style:text-properties officeooo:rsid="001764a3"/>
    </style:style>
    <style:style style:name="T8" style:family="text">
      <style:text-properties officeooo:rsid="0018e2b6"/>
    </style:style>
    <style:style style:name="T9" style:family="text">
      <style:text-properties officeooo:rsid="001add3f"/>
    </style:style>
    <style:style style:name="T10" style:family="text">
      <style:text-properties officeooo:rsid="001b5a85"/>
    </style:style>
    <style:style style:name="T11" style:family="text">
      <style:text-properties officeooo:rsid="001d1047"/>
    </style:style>
    <style:style style:name="T12" style:family="text">
      <style:text-properties officeooo:rsid="001faa26"/>
    </style:style>
    <style:style style:name="T13" style:family="text">
      <style:text-properties officeooo:rsid="002176c9"/>
    </style:style>
    <style:style style:name="T14" style:family="text">
      <style:text-properties officeooo:rsid="0021c388"/>
    </style:style>
    <style:style style:name="T15" style:family="text">
      <style:text-properties officeooo:rsid="0021cedc"/>
    </style:style>
    <style:style style:name="T16" style:family="text">
      <style:text-properties officeooo:rsid="00232361"/>
    </style:style>
    <style:style style:name="T17" style:family="text">
      <style:text-properties officeooo:rsid="00267383"/>
    </style:style>
    <style:style style:name="T18" style:family="text">
      <style:text-properties officeooo:rsid="00274d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Test </text:span><text:span text:style-name="T2">C</text:span><text:span text:style-name="T1">ompito</text:span> </text:p>
      <text:p text:style-name="P1"/>
      <text:p text:style-name="P2"/>
      <text:p text:style-name="P3">TEST PRIMO ACCESSO – <text:span text:style-name="T3">1:</text:span></text:p>
      <text:list xml:id="list1463864106" text:style-name="L1">
        <text:list-item>
          <text:p text:style-name="P26">Comportamento atteso: colore sfondo bianco, risultato vuoto e id sessione</text:p>
        </text:list-item>
      </text:list>
      <text:p text:style-name="P4"/>
      <text:p text:style-name="P4"/>
      <text:p text:style-name="P4">TEST CON VALORE VALIDO – 1:</text:p>
      <text:list xml:id="list823056126" text:style-name="L2">
        <text:list-item>
          <text:p text:style-name="P27">Valori da scrivere nella form GET: valore1 10, valore2 20</text:p>
        </text:list-item>
        <text:list-item>
          <text:p text:style-name="P27">Comportamento atteso: colore sfondo giallo, risultato e id sessione</text:p>
        </text:list-item>
      </text:list>
      <text:p text:style-name="P4"/>
      <text:p text:style-name="P4">TEST CON VALORE VALIDO – 2:</text:p>
      <text:list xml:id="list92412630530077" text:continue-numbering="true" text:style-name="L2">
        <text:list-item>
          <text:p text:style-name="P27">Valori da scrivere nella form POST: valore1 30, valore2 40</text:p>
        </text:list-item>
        <text:list-item>
          <text:p text:style-name="P27">Comportamento atteso: colore sfondo <text:span text:style-name="T8">rosso, data</text:span>, <text:span text:style-name="T17">metodo,</text:span> risultato e id sessione,</text:p>
          <text:p text:style-name="P40">somma precedente: 10+20=30, 13/12/2018 10:31:10 GET</text:p>
        </text:list-item>
      </text:list>
      <text:p text:style-name="P14"/>
      <text:p text:style-name="P5">TEST CON VALORE <text:span text:style-name="T5">NON </text:span>VALIDO – <text:span text:style-name="T5">1</text:span>:</text:p>
      <text:list xml:id="list92411069280601" text:continue-numbering="true" text:style-name="L2">
        <text:list-item>
          <text:p text:style-name="P28">Valori da scrivere nella form <text:span text:style-name="T5">POST</text:span>: valore1 <text:span text:style-name="T5">pippo</text:span>, valore2 20</text:p>
        </text:list-item>
        <text:list-item>
          <text:p text:style-name="P28">Comportamento atteso: colore sfondo <text:span text:style-name="T5">rosso</text:span>, <text:span text:style-name="T17">data, metodo, </text:span>risultato <text:span text:style-name="T5">(errore)</text:span> e id sessione,</text:p>
          <text:p text:style-name="P41">somme pre<text:span text:style-name="T7">c</text:span>edenti: <text:span text:style-name="T4">10+20=30, 13/12/2018 10:31:10 G</text:span>E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1"><text:s/>30+40=70, 13/12/2018 10:3<text:span text:style-name="T6">2</text:span>:10 POST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TEST CON VALORE <text:span text:style-name="T5">NON </text:span>VALIDO – <text:span text:style-name="T5">2</text:span>:</text:p>
      <text:list xml:id="list92412036474177" text:continue-numbering="true" text:style-name="L2">
        <text:list-item>
          <text:p text:style-name="P29">Valori da scrivere nella form <text:span text:style-name="T5">GET</text:span>: valore1 <text:span text:style-name="T5">10</text:span>, valore2 <text:span text:style-name="T5">pippo</text:span></text:p>
        </text:list-item>
        <text:list-item>
          <text:p text:style-name="P29">Comportamento atteso: colore sfondo <text:span text:style-name="T5">giallo</text:span>,<text:span text:style-name="T17">data, metodo,</text:span> risultato <text:span text:style-name="T5">(errore)</text:span> e id sessione,</text:p>
          <text:p text:style-name="P41">somme pre<text:span text:style-name="T7">c</text:span>edenti: <text:span text:style-name="T4">10+20=30, 13/12/2018 10:31:10 G</text:span>E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1"><text:s/>30+40=70, 13/12/2018 10:3<text:span text:style-name="T6">2</text:span>:10 POST</text:p>
                                  <text:p text:style-name="P41"><text:s/>pippo+20=errore, 13/12/2018 10:3<text:span text:style-name="T6">3</text:span>:10 POST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7">TEST CON VALORE <text:span text:style-name="T5">NON </text:span>VALIDO – <text:span text:style-name="T7">3</text:span>:</text:p>
      <text:list xml:id="list92412021601052" text:continue-numbering="true" text:style-name="L2">
        <text:list-item>
          <text:p text:style-name="P30">Valori da scrivere nella form <text:span text:style-name="T5">GET</text:span>: valore1 <text:span text:style-name="T9">pippo</text:span>, valore2 <text:span text:style-name="T9">10</text:span></text:p>
        </text:list-item>
        <text:list-item>
          <text:p text:style-name="P30">Comportamento atteso: colore sfondo <text:span text:style-name="T5">giallo</text:span>, <text:span text:style-name="T17">data,</text:span> <text:span text:style-name="T17">metodo,</text:span> risultato <text:span text:style-name="T5">(errore)</text:span> e id sessione,</text:p>
          <text:p text:style-name="P41">somme pre<text:span text:style-name="T7">c</text:span>edenti: <text:span text:style-name="T4">10+20=30, 13/12/2018 10:31:10 G</text:span>E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1"><text:s/>30+40=70, 13/12/2018 10:3<text:span text:style-name="T6">2</text:span>:10 POST</text:p>
                                  <text:p text:style-name="P41"><text:s/>pippo+20=errore, 13/12/2018 10:3<text:span text:style-name="T6">3</text:span>:10 POST</text:p>
                                  <text:p text:style-name="P41"><text:s/><text:span text:style-name="T9">10+pippo=errore, </text:span>13/12/2018 10:3<text:span text:style-name="T9">4</text:span>:10 <text:span text:style-name="T10">GET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8"/>
      <text:p text:style-name="P8"/>
      <text:p text:style-name="P8"/>
      <text:p text:style-name="P8"><text:soft-page-break/>TEST CON VALORE <text:span text:style-name="T5">NON </text:span>VALIDO – <text:span text:style-name="T11">4</text:span>:</text:p>
      <text:list xml:id="list92412340106572" text:continue-numbering="true" text:style-name="L2">
        <text:list-item>
          <text:p text:style-name="P31">Valori da scrivere nella form <text:span text:style-name="T11">POST</text:span>: valore1 <text:span text:style-name="T11">20</text:span>, valore2 <text:span text:style-name="T11">pippo</text:span></text:p>
        </text:list-item>
        <text:list-item>
          <text:p text:style-name="P31">Comportamento atteso: colore sfondo <text:span text:style-name="T11">rosso</text:span>, <text:span text:style-name="T17">data, metodo,</text:span> risultato <text:span text:style-name="T5">(errore)</text:span> e id sessione,</text:p>
          <text:p text:style-name="P42">somme pre<text:span text:style-name="T7">c</text:span>edenti: 30+40=70, 13/12/2018 10:3<text:span text:style-name="T6">2</text:span>:10 POS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2"><text:s/>pippo+20=errore, 13/12/2018 10:3<text:span text:style-name="T6">3</text:span>:10 POST</text:p>
                                  <text:p text:style-name="P42"><text:s/><text:span text:style-name="T9">10+pippo=errore, </text:span>13/12/2018 10:3<text:span text:style-name="T9">4</text:span>:10 <text:span text:style-name="T10">GET</text:span></text:p>
                                  <text:p text:style-name="P43"><text:s/><text:span text:style-name="T11">pippo+10=errore, </text:span>13/12/2018 10:3<text:span text:style-name="T11">5</text:span>:10 <text:span text:style-name="T10">GET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TEST CON VALORE <text:span text:style-name="T5">NON </text:span>VALIDO – <text:span text:style-name="T12">5</text:span>:</text:p>
      <text:list xml:id="list92410946719650" text:continue-numbering="true" text:style-name="L2">
        <text:list-item>
          <text:p text:style-name="P32">Valori da scrivere nella form <text:span text:style-name="T11">POST</text:span>: valore1 <text:span text:style-name="T12">pippo</text:span>, valore2 </text:p>
        </text:list-item>
        <text:list-item>
          <text:p text:style-name="P32">Comportamento atteso: colore sfondo <text:span text:style-name="T11">rosso</text:span>, <text:span text:style-name="T17">data, metodo</text:span> risultato <text:span text:style-name="T5">(errore)</text:span> e id sessione,</text:p>
          <text:p text:style-name="P43">somme pre<text:span text:style-name="T7">c</text:span>edenti: pippo+20=errore, 13/12/2018 10:3<text:span text:style-name="T6">3</text:span>:10 POS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3"><text:s/><text:span text:style-name="T9">10+pippo=errore, </text:span>13/12/2018 10:3<text:span text:style-name="T9">4</text:span>:10 <text:span text:style-name="T10">GET</text:span></text:p>
                                  <text:p text:style-name="P43"><text:s/><text:span text:style-name="T11">pippo+10=errore, </text:span>13/12/2018 10:3<text:span text:style-name="T11">5</text:span>:10 <text:span text:style-name="T10">GET</text:span></text:p>
                                  <text:p text:style-name="P43"><text:s/><text:span text:style-name="T12">20+pippo=errore, </text:span>13/12/2018 10:3<text:span text:style-name="T12">6</text:span>:10 POST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9">TEST CON VALORE <text:span text:style-name="T5">NON </text:span>VALIDO – <text:span text:style-name="T12">6</text:span>:</text:p>
      <text:list xml:id="list92412342000957" text:continue-numbering="true" text:style-name="L2">
        <text:list-item>
          <text:p text:style-name="P32">Valori da scrivere nella form <text:span text:style-name="T12">GET</text:span>: valore1 <text:span text:style-name="T12">pippo</text:span>, valore2 </text:p>
        </text:list-item>
        <text:list-item>
          <text:p text:style-name="P32">Comportamento atteso: colore sfondo <text:span text:style-name="T12">giallo</text:span>, <text:span text:style-name="T17">data, metodo</text:span> risultato <text:span text:style-name="T5">(errore)</text:span> e id sessione,</text:p>
          <text:p text:style-name="P43">somme pre<text:span text:style-name="T7">c</text:span>edenti: <text:span text:style-name="T9">10+pippo=errore, </text:span>13/12/2018 10:3<text:span text:style-name="T9">4</text:span>:10 <text:span text:style-name="T10">GET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3"><text:s/><text:span text:style-name="T11">pippo+10=errore, </text:span>13/12/2018 10:3<text:span text:style-name="T11">5</text:span>:10 <text:span text:style-name="T10">GET</text:span></text:p>
                                  <text:p text:style-name="P43"><text:span text:style-name="T12"><text:s/>20+pippo=errore, </text:span>13/12/2018 10:3<text:span text:style-name="T12">6</text:span>:10 POST</text:p>
                                  <text:p text:style-name="P48">pippo+<text:tab/>=errore, <text:span text:style-name="T5">13/12/2018 10:3</text:span>7<text:span text:style-name="T5">:10 POST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0">TEST CON VALORE <text:span text:style-name="T5">NON </text:span>VALIDO – <text:span text:style-name="T13">7</text:span>:</text:p>
      <text:list xml:id="list92411384504387" text:continue-numbering="true" text:style-name="L2">
        <text:list-item>
          <text:p text:style-name="P33">Valori da scrivere nella form <text:span text:style-name="T12">GET</text:span>: valore1 , valore2 <text:span text:style-name="T13">pippo</text:span></text:p>
        </text:list-item>
        <text:list-item>
          <text:p text:style-name="P33">Comportamento atteso: colore sfondo <text:span text:style-name="T12">giallo</text:span>, <text:span text:style-name="T17">data, metodo,</text:span> risultato <text:span text:style-name="T5">(errore)</text:span> e id sessione,</text:p>
          <text:p text:style-name="P44">somme pre<text:span text:style-name="T7">c</text:span>edenti: <text:span text:style-name="T11">pippo+10=errore, </text:span>13/12/2018 10:3<text:span text:style-name="T11">5</text:span>:10 <text:span text:style-name="T10">GET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4"><text:span text:style-name="T12"><text:s/>20+pippo=errore, </text:span>13/12/2018 10:3<text:span text:style-name="T12">6</text:span>:10 POST</text:p>
                                  <text:p text:style-name="P48"><text:s/>pippo+<text:tab/>=errore, <text:span text:style-name="T5">13/12/2018 10:3</text:span>7<text:span text:style-name="T5">:10 POST</text:span></text:p>
                                  <text:p text:style-name="P49"><text:s/><text:span text:style-name="T14">pippo+<text:tab/>=errore, 13/12/2018 10:38:10 GET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11">TEST CON VALORE <text:span text:style-name="T5">NON </text:span>VALIDO – <text:span text:style-name="T14">8</text:span>:</text:p>
      <text:list xml:id="list92411436631439" text:continue-numbering="true" text:style-name="L2">
        <text:list-item>
          <text:p text:style-name="P34">Valori da scrivere nella form <text:span text:style-name="T14">POST</text:span>: valore1 , valore2 <text:span text:style-name="T13">pippo</text:span></text:p>
        </text:list-item>
        <text:list-item>
          <text:p text:style-name="P34">Comportamento atteso: colore sfondo <text:span text:style-name="T14">rosso</text:span>, <text:span text:style-name="T17">data, metodo,</text:span> risultato <text:span text:style-name="T5">(errore)</text:span> e id sessione,</text:p>
          <text:p text:style-name="P45">somme pre<text:span text:style-name="T7">c</text:span>edenti: <text:span text:style-name="T12">20+pippo=errore, </text:span>13/12/2018 10:3<text:span text:style-name="T12">6</text:span>:10 POS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9"><text:s/>pippo+<text:tab/>=errore, <text:span text:style-name="T5">13/12/2018 10:3</text:span>7<text:span text:style-name="T5">:10 POST</text:span></text:p>
                                  <text:p text:style-name="P49"><text:s/><text:span text:style-name="T14">pippo+<text:tab/>=errore, 13/12/2018 10:38:10 GET</text:span></text:p>
                                  <text:p text:style-name="P49"><text:s/><text:tab/><text:span text:style-name="T14">+pippo=errore,13/12/2018 10:39:10 GET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12"><text:soft-page-break/></text:p>
      <text:p text:style-name="P12">TEST CON VALORE <text:span text:style-name="T5">NON </text:span>VALIDO – <text:span text:style-name="T15">9</text:span>:</text:p>
      <text:list xml:id="list92411279588591" text:continue-numbering="true" text:style-name="L2">
        <text:list-item>
          <text:p text:style-name="P35">Valori da scrivere nella form <text:span text:style-name="T15">GET</text:span>: valore1 <text:span text:style-name="T15">10</text:span>, valore2 </text:p>
        </text:list-item>
        <text:list-item>
          <text:p text:style-name="P35">Comportamento atteso: colore sfondo <text:span text:style-name="T15">giallo</text:span>, <text:span text:style-name="T17">data, metodo,</text:span> risultato <text:span text:style-name="T5">(errore)</text:span> e id sessione,</text:p>
          <text:p text:style-name="P46">somme pre<text:span text:style-name="T7">c</text:span>edenti: <text:span text:style-name="T13">pippo+<text:tab/>=errore, </text:span>13/12/2018 10:3<text:span text:style-name="T13">7</text:span>:10 POS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0"><text:s/><text:span text:style-name="T14">pippo+<text:tab/>=errore, 13/12/2018 10:38:10 GET <text:tab/>+pippo=errore,13/12/2018 10:39:10 GET</text:span>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52">+pippo=errore,13/12/2018 10:40:10 POST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>TEST CON VALORE <text:span text:style-name="T5">NON </text:span>VALIDO – <text:span text:style-name="T15">10</text:span>:</text:p>
      <text:list xml:id="list92412382253364" text:continue-numbering="true" text:style-name="L2">
        <text:list-item>
          <text:p text:style-name="P35">Valori da scrivere nella form <text:span text:style-name="T15">POST</text:span>: valore1 <text:span text:style-name="T15">20</text:span>, valore2 </text:p>
        </text:list-item>
        <text:list-item>
          <text:p text:style-name="P35">Comportamento atteso: colore sfondo <text:span text:style-name="T15">rosso</text:span>, <text:span text:style-name="T17">data, metodo,</text:span> risultato <text:span text:style-name="T5">(errore)</text:span> e id sessione,</text:p>
          <text:p text:style-name="P46">somme pre<text:span text:style-name="T7">c</text:span>edenti: <text:span text:style-name="T14">pippo+<text:tab/>=errore, 13/12/2018 10:38:10 GET <text:tab/><text:tab/><text:tab/><text:tab/><text:tab/><text:tab/>+pippo=errore,13/12/2018 10:39:10 GET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53">+pippo=errore,13/12/2018 10:40:10 POST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><text:tab/><text:tab/><text:tab/><text:tab/><text:span text:style-name="T15">10+<text:tab/><text:tab/>=errore, 13/12/2018 10:41:10 GET</text:span></text:p>
      <text:p text:style-name="P21"/>
      <text:p text:style-name="P12">TEST CON VALORE <text:span text:style-name="T5">NON </text:span>VALIDO – <text:span text:style-name="T15">10</text:span>:</text:p>
      <text:list xml:id="list92412904717202" text:continue-numbering="true" text:style-name="L2">
        <text:list-item>
          <text:p text:style-name="P35">Valori da scrivere nella form <text:span text:style-name="T15">POST</text:span>: valore1 <text:span text:style-name="T15">20</text:span>, valore2 </text:p>
        </text:list-item>
        <text:list-item>
          <text:p text:style-name="P35">Comportamento atteso: colore sfondo <text:span text:style-name="T15">rosso</text:span>, <text:span text:style-name="T17">data, metodo,</text:span> risultato <text:span text:style-name="T5">(errore)</text:span> e id sessione,</text:p>
          <text:p text:style-name="P46">somme pre<text:span text:style-name="T7">c</text:span>edenti: <text:span text:style-name="T14">pippo+<text:tab/>=errore, 13/12/2018 10:38:10 GET <text:tab/><text:tab/><text:tab/><text:tab/><text:tab/><text:tab/>+pippo=errore,13/12/2018 10:39:10 GET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53">+pippo=errore,13/12/2018 10:40:10 POST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><text:tab/><text:tab/><text:tab/><text:tab/><text:span text:style-name="T15">10+<text:tab/><text:tab/>=errore, 13/12/2018 10:41:10 GET</text:span></text:p>
      <text:p text:style-name="P21"/>
      <text:p text:style-name="P12"><text:span text:style-name="T15">T</text:span>EST CON VALORE <text:span text:style-name="T5">NON </text:span>VALIDO – <text:span text:style-name="T15">11</text:span>:</text:p>
      <text:list xml:id="list92412079988399" text:continue-numbering="true" text:style-name="L2">
        <text:list-item>
          <text:p text:style-name="P35">Valori da scrivere nella form <text:span text:style-name="T15">GET</text:span>: valore1 , valore2 <text:span text:style-name="T15">10</text:span></text:p>
        </text:list-item>
        <text:list-item>
          <text:p text:style-name="P35">Comportamento atteso: colore sfondo <text:span text:style-name="T15">giallo</text:span>, <text:span text:style-name="T17">data, metodo,</text:span> risultato <text:span text:style-name="T5">(errore)</text:span> e id sessione,</text:p>
          <text:p text:style-name="P46">somme pre<text:span text:style-name="T7">c</text:span>edenti: <text:tab/><text:span text:style-name="T14">+pippo=errore,13/12/2018 10:39:10 GET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53">+pippo=errore,13/12/2018 10:40:10 POST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0"><text:tab/><text:tab/><text:tab/>10+<text:tab/><text:tab/>=errore, 13/12/2018 10:41:10 GET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3">20+<text:tab/><text:tab/>=errore, <text:span text:style-name="T13">13/12/2018 10:4</text:span>2<text:span text:style-name="T13">:10 </text:span>POST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13"><text:span text:style-name="T15">T</text:span>EST CON VALORE <text:span text:style-name="T5">NON </text:span>VALIDO – <text:span text:style-name="T15">12</text:span>:</text:p>
      <text:list xml:id="list92411844872835" text:continue-numbering="true" text:style-name="L2">
        <text:list-item>
          <text:p text:style-name="P36">Valori da scrivere nella form <text:span text:style-name="T16">POST</text:span>: valore1 , valore2 <text:span text:style-name="T16">20</text:span></text:p>
        </text:list-item>
        <text:list-item>
          <text:p text:style-name="P36">Comportamento atteso: colore sfondo <text:span text:style-name="T16">rosso</text:span>, <text:span text:style-name="T17">data, metodo, </text:span>risultato <text:span text:style-name="T5">(errore)</text:span> e id sessione,</text:p>
          <text:p text:style-name="P47">somme pre<text:span text:style-name="T7">c</text:span>edenti: <text:tab/><text:span text:style-name="T15">+pippo=errore,13/12/2018 10:40:10 POST</text:span></text:p>
          <text:p text:style-name="P51"><text:tab/><text:tab/><text:tab/>10+<text:tab/><text:tab/>=errore, 13/12/2018 10:41:10 GET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4">20+<text:tab/><text:tab/>=errore, <text:span text:style-name="T13">13/12/2018 10:4</text:span>2<text:span text:style-name="T13">:10 </text:span>POST</text:p>
                                  <text:list>
                                    <text:list-header>
                                      <text:p text:style-name="P55">+10=errore, <text:s/><text:span text:style-name="T13">13/12/2018 10:4</text:span>3<text:span text:style-name="T13">:10 GET</text:span></text:p>
                                    </text:list-header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><text:soft-page-break/></text:p>
      <text:p text:style-name="P13"><text:span text:style-name="T15">T</text:span>EST CON VALORE <text:span text:style-name="T5">NON </text:span>VALIDO – <text:span text:style-name="T15">13</text:span>:</text:p>
      <text:list xml:id="list92411143457095" text:continue-numbering="true" text:style-name="L2">
        <text:list-item>
          <text:p text:style-name="P36">Valori da scrivere nella form <text:span text:style-name="T16">GET</text:span>: valore1 , valore2 </text:p>
        </text:list-item>
        <text:list-item>
          <text:p text:style-name="P36">Comportamento atteso: colore sfondo <text:span text:style-name="T16">giallo</text:span>, <text:span text:style-name="T17">data, metodo, </text:span>risultato <text:span text:style-name="T5">(errore)</text:span> e id sessione,</text:p>
          <text:p text:style-name="P47">somme pre<text:span text:style-name="T7">c</text:span>edenti:<text:span text:style-name="T13">10+<text:tab/><text:tab/>=errore, 13/12/2018 10:41:10 GET<text:tab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4">20+<text:tab/><text:tab/>=errore, <text:span text:style-name="T13">13/12/2018 10:4</text:span>2<text:span text:style-name="T13">:10 </text:span>POST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7"><text:span text:style-name="T16"><text:tab/><text:tab/><text:tab/><text:tab/><text:tab/>+10=errore, <text:s/>13/12/2018 10:43:10 GET</text:span>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7"><text:span text:style-name="T16">+20=errore,</text:span><text:tab/><text:span text:style-name="T13">13/12/2018 10:45:10 POST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23"/>
      <text:p text:style-name="P13"/>
      <text:p text:style-name="P13"/>
      <text:p text:style-name="P13"/>
      <text:p text:style-name="P13"/>
      <text:p text:style-name="P13"><text:span text:style-name="T15">T</text:span>EST CON VALORE <text:span text:style-name="T5">NON </text:span>VALIDO – <text:span text:style-name="T15">14</text:span>:</text:p>
      <text:list xml:id="list92411515425734" text:continue-numbering="true" text:style-name="L2">
        <text:list-item>
          <text:p text:style-name="P36">Valori da scrivere nella form <text:span text:style-name="T16">POST</text:span>: valore1 , valore2 </text:p>
        </text:list-item>
        <text:list-item>
          <text:p text:style-name="P36">Comportamento atteso: colore sfondo <text:span text:style-name="T16">giallo</text:span>, <text:span text:style-name="T17">data, metodo, </text:span>risultato <text:span text:style-name="T5">(errore)</text:span> e id sessione,</text:p>
          <text:p text:style-name="P47">somme pre<text:span text:style-name="T7">c</text:span>edenti:<text:span text:style-name="T13"><text:tab/>20+<text:tab/><text:tab/>=errore, 13/12/2018 10:42:10 POST</text:span></text:p>
          <text:p text:style-name="P47"><text:span text:style-name="T16"><text:tab/><text:tab/><text:tab/><text:tab/><text:tab/>+10=errore, <text:s/>13/12/2018 10:43:10 GET</text:span>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7"><text:span text:style-name="T16"><text:s/>+20=errore,</text:span><text:tab/><text:span text:style-name="T13">13/12/2018 10:45:10 POST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text:tab/><text:tab/><text:tab/><text:tab/><text:tab/><text:span text:style-name="T16">+<text:tab/>=errore, 13/12/2018 10:46:10 GET</text:span> </text:p>
      <text:p text:style-name="P16"/>
      <text:p text:style-name="P24">NB: “Dopo <text:span text:style-name="T18">quattro</text:span> operazioni, la meno recente viene eliminata e viene visualizzata la quinta operazione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5:48:33.248750069</meta:creation-date>
    <meta:generator>LibreOffice/6.1.2.1$Linux_X86_64 LibreOffice_project/10$Build-1</meta:generator>
    <dc:date>2018-12-17T09:24:10.583363640</dc:date>
    <meta:editing-duration>PT1H41M</meta:editing-duration>
    <meta:editing-cycles>13</meta:editing-cycles>
    <meta:document-statistic meta:table-count="0" meta:image-count="0" meta:object-count="0" meta:page-count="4" meta:paragraph-count="110" meta:word-count="852" meta:character-count="5864" meta:non-whitespace-character-count="5098"/>
  </office:meta>
</office:document-meta>
</file>